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75cm" fo:min-width="0.5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732cm" fo:min-width="3.482cm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5cm" fo:min-width="4.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Штрих_20_точка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77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45_20_Degrees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/>
    </style:style>
    <style:style style:name="T1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cm" svg:x="3.513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cm" svg:x="2.013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513cm" svg:y1="6cm" svg:x2="6.513cm" svg:y2="6cm">
          <text:p/>
        </draw:line>
        <draw:custom-shape draw:style-name="gr4" draw:text-style-name="P3" draw:layer="layout" svg:width="5cm" svg:height="0.5cm" svg:x="1.513cm" svg:y="6cm">
          <text:p/>
          <draw:enhanced-geometry svg:viewBox="0 0 21600 21600" draw:type="rectangle" draw:enhanced-path="M 0 0 L 21600 0 21600 21600 0 21600 0 0 Z N"/>
        </draw:custom-shape>
        <draw:polyline draw:style-name="gr5" draw:text-style-name="P2" draw:layer="layout" svg:width="2.599cm" svg:height="0.799cm" draw:transform="rotate (1.5707963267949) translate (3.613cm 5cm)" svg:viewBox="0 0 2600 800" draw:points="0,400 200,400 400,800 600,0 1000,800 1400,0 1800,800 2200,0 2400,400 2600,400">
          <text:p/>
        </draw:polyline>
        <draw:line draw:style-name="gr6" draw:text-style-name="P2" draw:layer="layout" svg:x1="4.013cm" svg:y1="1.1cm" svg:x2="4.013cm" svg:y2="6.6cm">
          <text:p/>
        </draw:line>
        <draw:frame draw:style-name="gr7" draw:text-style-name="P4" draw:layer="layout" svg:width="0.887cm" svg:height="1.026cm" svg:x="2.826cm" svg:y="1.374cm">
          <draw:text-box>
            <text:p><text:span text:style-name="T1">A</text:span></text:p>
          </draw:text-box>
        </draw:frame>
        <draw:frame draw:style-name="gr7" draw:text-style-name="P4" draw:layer="layout" svg:width="0.875cm" svg:height="1.026cm" svg:x="2.013cm" svg:y="4.9cm">
          <draw:text-box>
            <text:p><text:span text:style-name="T1">B</text:span></text:p>
          </draw:text-box>
        </draw:frame>
        <draw:frame draw:style-name="gr7" draw:text-style-name="P4" draw:layer="layout" svg:width="0.887cm" svg:height="1.026cm" svg:x="0.813cm" svg:y="5.5cm">
          <draw:text-box>
            <text:p><text:span text:style-name="T1">C</text:span></text:p>
          </draw:text-box>
        </draw:frame>
        <draw:frame draw:style-name="gr8" draw:text-style-name="P5" draw:layer="layout" svg:width="0.887cm" svg:height="1.027cm" svg:x="6.313cm" svg:y="5.473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3:50:07.765973554</meta:creation-date>
    <meta:generator>LibreOffice/5.1.6.2$Linux_X86_64 LibreOffice_project/10m0$Build-2</meta:generator>
    <dc:date>2017-06-23T13:59:00.297340904</dc:date>
    <meta:editing-duration>PT8M51S</meta:editing-duration>
    <meta:editing-cycles>4</meta:editing-cycles>
    <meta:document-statistic meta:object-count="10"/>
  </office:meta>
</office:document-meta>
</file>